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6600" draw:textarea-vertical-align="middle"/>
    </style:style>
    <style:style style:name="gr5" style:family="graphic" style:parent-style-name="standard">
      <style:graphic-properties draw:fill-color="#ff3333" draw:textarea-vertical-align="middle"/>
    </style:style>
    <style:style style:name="gr6" style:family="graphic" style:parent-style-name="standard">
      <style:graphic-properties draw:fill-color="#3333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09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042cm"/>
    </style:style>
    <style:style style:name="gr13" style:family="graphic" style:parent-style-name="standard">
      <style:graphic-properties svg:stroke-color="#ff6600" draw:fill-color="#3333f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3.406cm"/>
    </style:style>
    <style:style style:name="gr15" style:family="graphic" style:parent-style-name="standard">
      <style:graphic-properties svg:stroke-color="#ff6600" draw:fill-color="#ff66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3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1.9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1.7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4.224cm"/>
    </style:style>
    <style:style style:name="gr20" style:family="graphic" style:parent-style-name="standard">
      <style:graphic-properties svg:stroke-color="#ff6600" draw:fill-color="#ff3333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3.373cm"/>
    </style:style>
    <style:style style:name="gr22" style:family="graphic" style:parent-style-name="objectwithoutfill">
      <style:graphic-properties svg:stroke-width="0.106cm" draw:marker-start="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4cm" fo:min-width="0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999999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666666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333333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-color="#111111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eeeee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cccccc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solid" draw:fill-color="#ff6600" draw:textarea-horizontal-align="left" draw:auto-grow-height="true" draw:auto-grow-width="true" fo:min-height="1.264cm" fo:min-width="2.277cm"/>
    </style:style>
    <style:style style:name="gr33" style:family="graphic" style:parent-style-name="standard">
      <style:graphic-properties svg:stroke-width="0.106cm" svg:stroke-color="#000000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svg:stroke-width="0.106cm" svg:stroke-color="#000000" draw:marker-start="Arrow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2cm" fo:min-width="1.5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-color="#808080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19.7999992370605pt"/>
    </style:style>
    <style:style style:name="P3" style:family="paragraph">
      <style:text-properties fo:font-size="17.8999996185303pt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fo:font-weight="normal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539cm" svg:y1="3.389cm" svg:x2="13.042cm" svg:y2="5.287cm">
          <text:p/>
        </draw:line>
        <draw:line draw:style-name="gr1" draw:text-style-name="P1" draw:layer="layout" svg:x1="10.539cm" svg:y1="3.389cm" svg:x2="14.332cm" svg:y2="5.264cm">
          <text:p/>
        </draw:line>
        <draw:line draw:style-name="gr1" draw:text-style-name="P1" draw:layer="layout" svg:x1="14.48cm" svg:y1="3.34cm" svg:x2="18.075cm" svg:y2="5.365cm">
          <text:p/>
        </draw:line>
        <draw:line draw:style-name="gr2" draw:text-style-name="P1" draw:layer="layout" svg:x1="6.843cm" svg:y1="3.29cm" svg:x2="18.075cm" svg:y2="5.365cm">
          <text:p/>
        </draw:line>
        <draw:rect draw:style-name="gr3" draw:text-style-name="P1" draw:layer="layout" svg:width="0.924cm" svg:height="0.648cm" svg:x="3.65cm" svg:y="5.365cm">
          <text:p/>
        </draw:rect>
        <draw:rect draw:style-name="gr3" draw:text-style-name="P1" draw:layer="layout" svg:width="0.924cm" svg:height="0.648cm" svg:x="4.95cm" svg:y="5.365cm">
          <text:p/>
        </draw:rect>
        <draw:rect draw:style-name="gr3" draw:text-style-name="P1" draw:layer="layout" svg:width="0.924cm" svg:height="0.648cm" svg:x="6.25cm" svg:y="5.367cm">
          <text:p/>
        </draw:rect>
        <draw:rect draw:style-name="gr3" draw:text-style-name="P1" draw:layer="layout" svg:width="0.924cm" svg:height="0.648cm" svg:x="7.45cm" svg:y="5.365cm">
          <text:p/>
        </draw:rect>
        <draw:rect draw:style-name="gr3" draw:text-style-name="P1" draw:layer="layout" svg:width="0.924cm" svg:height="0.648cm" svg:x="8.75cm" svg:y="5.367cm">
          <text:p/>
        </draw:rect>
        <draw:rect draw:style-name="gr3" draw:text-style-name="P1" draw:layer="layout" svg:width="0.924cm" svg:height="0.648cm" svg:x="10.05cm" svg:y="5.368cm">
          <text:p/>
        </draw:rect>
        <draw:rect draw:style-name="gr3" draw:text-style-name="P1" draw:layer="layout" svg:width="0.924cm" svg:height="0.648cm" svg:x="11.25cm" svg:y="5.365cm">
          <text:p/>
        </draw:rect>
        <draw:rect draw:style-name="gr3" draw:text-style-name="P1" draw:layer="layout" svg:width="0.924cm" svg:height="0.648cm" svg:x="12.55cm" svg:y="5.365cm">
          <text:p/>
        </draw:rect>
        <draw:rect draw:style-name="gr3" draw:text-style-name="P1" draw:layer="layout" svg:width="0.924cm" svg:height="0.648cm" svg:x="13.85cm" svg:y="5.367cm">
          <text:p/>
        </draw:rect>
        <draw:rect draw:style-name="gr3" draw:text-style-name="P1" draw:layer="layout" svg:width="0.924cm" svg:height="0.648cm" svg:x="15.05cm" svg:y="5.365cm">
          <text:p/>
        </draw:rect>
        <draw:rect draw:style-name="gr3" draw:text-style-name="P1" draw:layer="layout" svg:width="0.924cm" svg:height="0.648cm" svg:x="16.35cm" svg:y="5.367cm">
          <text:p/>
        </draw:rect>
        <draw:line draw:style-name="gr1" draw:text-style-name="P1" draw:layer="layout" svg:x1="6.891cm" svg:y1="3.291cm" svg:x2="4.146cm" svg:y2="5.363cm">
          <text:p/>
        </draw:line>
        <draw:line draw:style-name="gr1" draw:text-style-name="P1" draw:layer="layout" svg:x1="6.892cm" svg:y1="3.291cm" svg:x2="5.394cm" svg:y2="5.363cm">
          <text:p/>
        </draw:line>
        <draw:line draw:style-name="gr1" draw:text-style-name="P1" draw:layer="layout" svg:x1="6.893cm" svg:y1="3.291cm" svg:x2="6.717cm" svg:y2="5.363cm">
          <text:p/>
        </draw:line>
        <draw:line draw:style-name="gr1" draw:text-style-name="P1" draw:layer="layout" svg:x1="6.843cm" svg:y1="3.291cm" svg:x2="7.94cm" svg:y2="5.364cm">
          <text:p/>
        </draw:line>
        <draw:line draw:style-name="gr1" draw:text-style-name="P1" draw:layer="layout" svg:x1="6.843cm" svg:y1="3.291cm" svg:x2="9.263cm" svg:y2="5.365cm">
          <text:p/>
        </draw:line>
        <draw:line draw:style-name="gr1" draw:text-style-name="P1" draw:layer="layout" svg:x1="10.536cm" svg:y1="3.389cm" svg:x2="9.263cm" svg:y2="5.363cm">
          <text:p/>
        </draw:line>
        <draw:line draw:style-name="gr1" draw:text-style-name="P1" draw:layer="layout" svg:x1="10.537cm" svg:y1="3.389cm" svg:x2="7.94cm" svg:y2="5.362cm">
          <text:p/>
        </draw:line>
        <draw:line draw:style-name="gr1" draw:text-style-name="P1" draw:layer="layout" svg:x1="10.538cm" svg:y1="3.389cm" svg:x2="6.843cm" svg:y2="5.361cm">
          <text:p/>
        </draw:line>
        <draw:line draw:style-name="gr1" draw:text-style-name="P1" draw:layer="layout" svg:x1="10.539cm" svg:y1="3.389cm" svg:x2="10.536cm" svg:y2="5.361cm">
          <text:p/>
        </draw:line>
        <draw:line draw:style-name="gr1" draw:text-style-name="P1" draw:layer="layout" svg:x1="10.539cm" svg:y1="3.389cm" svg:x2="11.709cm" svg:y2="5.361cm">
          <text:p/>
        </draw:line>
        <draw:line draw:style-name="gr1" draw:text-style-name="P1" draw:layer="layout" svg:x1="14.529cm" svg:y1="3.34cm" svg:x2="13.107cm" svg:y2="5.363cm">
          <text:p/>
        </draw:line>
        <draw:line draw:style-name="gr1" draw:text-style-name="P1" draw:layer="layout" svg:x1="14.53cm" svg:y1="3.34cm" svg:x2="11.709cm" svg:y2="5.362cm">
          <text:p/>
        </draw:line>
        <draw:line draw:style-name="gr1" draw:text-style-name="P1" draw:layer="layout" svg:x1="14.531cm" svg:y1="3.34cm" svg:x2="14.33cm" svg:y2="5.362cm">
          <text:p/>
        </draw:line>
        <draw:line draw:style-name="gr1" draw:text-style-name="P1" draw:layer="layout" svg:x1="14.48cm" svg:y1="3.34cm" svg:x2="15.553cm" svg:y2="5.363cm">
          <text:p/>
        </draw:line>
        <draw:line draw:style-name="gr1" draw:text-style-name="P1" draw:layer="layout" svg:x1="14.48cm" svg:y1="3.34cm" svg:x2="16.776cm" svg:y2="5.364cm">
          <text:p/>
        </draw:line>
        <draw:g>
          <draw:ellipse draw:style-name="gr4" draw:text-style-name="P1" draw:layer="layout" svg:width="1.622cm" svg:height="1.619cm" svg:x="6.071cm" svg:y="2.594cm">
            <text:p/>
          </draw:ellipse>
          <draw:ellipse draw:style-name="gr5" draw:text-style-name="P1" draw:layer="layout" svg:width="1.622cm" svg:height="1.619cm" svg:x="9.771cm" svg:y="2.594cm">
            <text:p/>
          </draw:ellipse>
          <draw:ellipse draw:style-name="gr6" draw:text-style-name="P1" draw:layer="layout" svg:width="1.622cm" svg:height="1.619cm" svg:x="13.671cm" svg:y="2.594cm">
            <text:p/>
          </draw:ellipse>
        </draw:g>
        <draw:rect draw:style-name="gr3" draw:text-style-name="P1" draw:layer="layout" svg:width="0.924cm" svg:height="0.648cm" svg:x="17.75cm" svg:y="5.368cm">
          <text:p/>
        </draw:rect>
        <draw:frame draw:style-name="gr7" draw:text-style-name="P2" draw:layer="layout" svg:width="0.652cm" svg:height="1.532cm" svg:x="17.946cm" svg:y="4.47cm">
          <draw:text-box>
            <text:p text:style-name="P2"><text:span text:style-name="T1">j</text:span></text:p>
          </draw:text-box>
        </draw:frame>
        <draw:frame draw:style-name="gr8" draw:text-style-name="P3" draw:layer="layout" svg:width="0.921cm" svg:height="1.115cm" svg:x="6.417cm" svg:y="2.99cm">
          <draw:text-box>
            <text:p text:style-name="P3">A</text:p>
          </draw:text-box>
        </draw:frame>
        <draw:frame draw:style-name="gr9" draw:text-style-name="P3" draw:layer="layout" svg:width="0.921cm" svg:height="1.115cm" svg:x="10.118cm" svg:y="2.99cm">
          <draw:text-box>
            <text:p text:style-name="P3">B</text:p>
          </draw:text-box>
        </draw:frame>
        <draw:frame draw:style-name="gr10" draw:text-style-name="P3" draw:layer="layout" svg:width="0.959cm" svg:height="1.115cm" svg:x="14.019cm" svg:y="2.99cm">
          <draw:text-box>
            <text:p text:style-name="P3">C</text:p>
          </draw:text-box>
        </draw:frame>
        <draw:line draw:style-name="gr11" draw:text-style-name="P1" draw:layer="layout" svg:x1="1.635cm" svg:y1="6.334cm" svg:x2="19.923cm" svg:y2="6.331cm">
          <text:p/>
        </draw:line>
        <draw:rect draw:style-name="gr3" draw:text-style-name="P1" draw:layer="layout" svg:width="0.924cm" svg:height="0.648cm" svg:x="6.443cm" svg:y="1.799cm">
          <text:p/>
        </draw:rect>
        <draw:rect draw:style-name="gr3" draw:text-style-name="P1" draw:layer="layout" svg:width="0.924cm" svg:height="0.648cm" svg:x="10.143cm" svg:y="1.801cm">
          <text:p/>
        </draw:rect>
        <draw:rect draw:style-name="gr3" draw:text-style-name="P1" draw:layer="layout" svg:width="0.924cm" svg:height="0.648cm" svg:x="13.943cm" svg:y="1.801cm">
          <text:p/>
        </draw:rect>
        <draw:frame draw:style-name="gr12" draw:text-style-name="P3" draw:layer="layout" svg:width="0.642cm" svg:height="1.115cm" svg:x="6.618cm" svg:y="1.043cm">
          <draw:text-box>
            <text:p text:style-name="P3">i</text:p>
          </draw:text-box>
        </draw:frame>
        <draw:rect draw:style-name="gr13" draw:text-style-name="P1" draw:layer="layout" svg:width="3.801cm" svg:height="0.89cm" svg:x="7.974cm" svg:y="8.544cm">
          <text:p/>
        </draw:rect>
        <draw:frame draw:style-name="gr14" draw:text-style-name="P2" draw:layer="layout" svg:width="4.033cm" svg:height="1.532cm" svg:x="7.99cm" svg:y="8.536cm">
          <draw:text-box>
            <text:p text:style-name="P2"><text:span text:style-name="T2">TF C targets</text:span></text:p>
          </draw:text-box>
        </draw:frame>
        <draw:rect draw:style-name="gr15" draw:text-style-name="P1" draw:layer="layout" svg:width="3.801cm" svg:height="0.89cm" svg:x="3.393cm" svg:y="8.544cm">
          <text:p/>
        </draw:rect>
        <draw:frame draw:style-name="gr16" draw:text-style-name="P2" draw:layer="layout" svg:width="3.923cm" svg:height="1.532cm" svg:x="3.408cm" svg:y="8.536cm">
          <draw:text-box>
            <text:p text:style-name="P2"><text:span text:style-name="T2">TF A targets</text:span></text:p>
          </draw:text-box>
        </draw:frame>
        <draw:frame draw:style-name="gr17" draw:text-style-name="P2" draw:layer="layout" svg:width="2.481cm" svg:height="1.532cm" svg:x="14.595cm" svg:y="19.171cm">
          <draw:text-box>
            <text:p text:style-name="P2"><text:span text:style-name="T2">Gene j</text:span></text:p>
          </draw:text-box>
        </draw:frame>
        <draw:frame draw:style-name="gr18" draw:text-style-name="P2" draw:layer="layout" svg:width="2.369cm" svg:height="1.532cm" svg:x="5.994cm" svg:y="19.171cm">
          <draw:text-box>
            <text:p text:style-name="P2"><text:span text:style-name="T2">Genes</text:span></text:p>
          </draw:text-box>
        </draw:frame>
        <draw:frame draw:style-name="gr19" draw:text-style-name="P2" draw:layer="layout" svg:width="4.724cm" svg:height="0.962cm" draw:transform="rotate (1.5707963267949) translate (2.529cm 15.134cm)">
          <draw:text-box>
            <text:p text:style-name="P2"><text:span text:style-name="T2">Samples</text:span></text:p>
          </draw:text-box>
        </draw:frame>
        <draw:rect draw:style-name="gr20" draw:text-style-name="P1" draw:layer="layout" svg:width="3.801cm" svg:height="0.89cm" svg:x="5.731cm" svg:y="7.609cm">
          <text:p/>
        </draw:rect>
        <draw:frame draw:style-name="gr21" draw:text-style-name="P2" draw:layer="layout" svg:width="3.999cm" svg:height="1.532cm" svg:x="5.747cm" svg:y="7.599cm">
          <draw:text-box>
            <text:p text:style-name="P2"><text:span text:style-name="T2">TF B targets</text:span></text:p>
          </draw:text-box>
        </draw:frame>
        <draw:line draw:style-name="gr22" draw:text-style-name="P1" draw:layer="layout" svg:x1="2.301cm" svg:y1="7.586cm" svg:x2="2.281cm" svg:y2="9.235cm">
          <text:p/>
        </draw:line>
        <draw:frame draw:style-name="gr23" draw:text-style-name="P2" draw:layer="layout" svg:width="2.08cm" svg:height="2.664cm" svg:x="0.108cm" svg:y="7.582cm">
          <draw:text-box>
            <text:p text:style-name="P2"><text:span text:style-name="T2">Motif</text:span></text:p>
            <text:p text:style-name="P2"><text:span text:style-name="T2">Data</text:span></text:p>
          </draw:text-box>
        </draw:frame>
        <draw:line draw:style-name="gr22" draw:text-style-name="P1" draw:layer="layout" svg:x1="2.301cm" svg:y1="9.36cm" svg:x2="2.182cm" svg:y2="18.933cm">
          <text:p/>
        </draw:line>
        <draw:frame draw:style-name="gr23" draw:text-style-name="P2" draw:layer="layout" svg:width="2.312cm" svg:height="2.664cm" svg:x="-0.123cm" svg:y="12.914cm">
          <draw:text-box>
            <text:p text:style-name="P2"><text:span text:style-name="T2">Expr</text:span></text:p>
            <text:p text:style-name="P2"><text:span text:style-name="T2">Data</text:span></text:p>
          </draw:text-box>
        </draw:frame>
        <draw:rect draw:style-name="gr24" draw:text-style-name="P1" draw:layer="layout" svg:width="0.778cm" svg:height="0.604cm" svg:x="19.591cm" svg:y="9.434cm">
          <text:p/>
        </draw:rect>
        <draw:rect draw:style-name="gr25" draw:text-style-name="P1" draw:layer="layout" svg:width="0.778cm" svg:height="0.604cm" svg:x="19.591cm" svg:y="10.026cm">
          <text:p/>
        </draw:rect>
        <draw:rect draw:style-name="gr26" draw:text-style-name="P1" draw:layer="layout" svg:width="0.778cm" svg:height="0.602cm" svg:x="19.591cm" svg:y="10.62cm">
          <text:p/>
        </draw:rect>
        <draw:rect draw:style-name="gr27" draw:text-style-name="P1" draw:layer="layout" svg:width="0.778cm" svg:height="0.602cm" svg:x="19.591cm" svg:y="11.213cm">
          <text:p/>
        </draw:rect>
        <draw:rect draw:style-name="gr24" draw:text-style-name="P1" draw:layer="layout" svg:width="0.778cm" svg:height="0.604cm" svg:x="19.591cm" svg:y="11.805cm">
          <text:p/>
        </draw:rect>
        <draw:rect draw:style-name="gr26" draw:text-style-name="P1" draw:layer="layout" svg:width="0.778cm" svg:height="0.602cm" svg:x="19.591cm" svg:y="12.399cm">
          <text:p/>
        </draw:rect>
        <draw:rect draw:style-name="gr24" draw:text-style-name="P1" draw:layer="layout" svg:width="0.778cm" svg:height="0.602cm" svg:x="19.591cm" svg:y="12.992cm">
          <text:p/>
        </draw:rect>
        <draw:rect draw:style-name="gr28" draw:text-style-name="P1" draw:layer="layout" svg:width="0.778cm" svg:height="0.602cm" svg:x="19.591cm" svg:y="13.586cm">
          <text:p/>
        </draw:rect>
        <draw:rect draw:style-name="gr28" draw:text-style-name="P1" draw:layer="layout" svg:width="0.778cm" svg:height="0.602cm" svg:x="19.591cm" svg:y="14.18cm">
          <text:p/>
        </draw:rect>
        <draw:rect draw:style-name="gr29" draw:text-style-name="P1" draw:layer="layout" svg:width="0.778cm" svg:height="0.604cm" svg:x="19.591cm" svg:y="14.771cm">
          <text:p/>
        </draw:rect>
        <draw:rect draw:style-name="gr29" draw:text-style-name="P1" draw:layer="layout" svg:width="0.778cm" svg:height="0.601cm" svg:x="19.591cm" svg:y="15.366cm">
          <text:p/>
        </draw:rect>
        <draw:rect draw:style-name="gr30" draw:text-style-name="P1" draw:layer="layout" svg:width="0.778cm" svg:height="0.602cm" svg:x="19.591cm" svg:y="15.959cm">
          <text:p/>
        </draw:rect>
        <draw:rect draw:style-name="gr27" draw:text-style-name="P1" draw:layer="layout" svg:width="0.778cm" svg:height="0.602cm" svg:x="19.591cm" svg:y="16.553cm">
          <text:p/>
        </draw:rect>
        <draw:rect draw:style-name="gr30" draw:text-style-name="P1" draw:layer="layout" svg:width="0.778cm" svg:height="0.602cm" svg:x="19.591cm" svg:y="17.145cm">
          <text:p/>
        </draw:rect>
        <draw:rect draw:style-name="gr31" draw:text-style-name="P1" draw:layer="layout" svg:width="0.778cm" svg:height="0.602cm" svg:x="19.591cm" svg:y="17.738cm">
          <text:p/>
        </draw:rect>
        <draw:rect draw:style-name="gr30" draw:text-style-name="P1" draw:layer="layout" svg:width="0.778cm" svg:height="0.602cm" svg:x="19.591cm" svg:y="18.332cm">
          <text:p/>
        </draw:rect>
        <draw:frame draw:style-name="gr32" draw:text-style-name="P2" draw:layer="layout" svg:width="2.777cm" svg:height="1.673cm" svg:x="18.711cm" svg:y="19.171cm">
          <draw:text-box>
            <text:p text:style-name="P2"><text:span text:style-name="T2">Gene i</text:span></text:p>
            <text:p text:style-name="P2"><text:span text:style-name="T2">(TF A)</text:span></text:p>
          </draw:text-box>
        </draw:frame>
        <draw:ellipse draw:style-name="gr33" draw:text-style-name="P1" draw:layer="layout" svg:width="4.257cm" svg:height="4.794cm" svg:x="15.835cm" svg:y="7.36cm" draw:kind="arc" draw:start-angle="14.03" draw:end-angle="165.51">
          <text:p/>
        </draw:ellipse>
        <draw:ellipse draw:style-name="gr34" draw:text-style-name="P1" draw:layer="layout" svg:width="9.808cm" svg:height="6.615cm" svg:x="6.138cm" svg:y="6.597cm" draw:kind="arc" draw:start-angle="11.47" draw:end-angle="124.87">
          <text:p/>
        </draw:ellipse>
        <draw:ellipse draw:style-name="gr35" draw:text-style-name="P1" draw:layer="layout" svg:width="9.919cm" svg:height="1.271cm" svg:x="2.684cm" svg:y="7.426cm" draw:kind="arc" draw:start-angle="0.93" draw:end-angle="174.61">
          <text:p/>
        </draw:ellipse>
        <draw:frame draw:style-name="gr36" draw:text-style-name="P2" draw:layer="layout" svg:width="2.157cm" svg:height="1.532cm" svg:x="17.127cm" svg:y="7.641cm">
          <draw:text-box>
            <text:p text:style-name="P2"><text:span text:style-name="T2">Direct</text:span></text:p>
          </draw:text-box>
        </draw:frame>
        <draw:frame draw:style-name="gr37" draw:text-style-name="P2" draw:layer="layout" svg:width="2.816cm" svg:height="1.513cm" draw:transform="rotate (-0.198094870101357) translate (11.342cm 6.693cm)">
          <draw:text-box>
            <text:p text:style-name="P2"><text:span text:style-name="T2">Indirect</text:span></text:p>
          </draw:text-box>
        </draw:frame>
        <draw:g>
          <draw:rect draw:style-name="gr24" draw:text-style-name="P1" draw:layer="layout" svg:width="0.777cm" svg:height="0.595cm" svg:x="3.38cm" svg:y="9.444cm">
            <text:p/>
          </draw:rect>
          <draw:rect draw:style-name="gr25" draw:text-style-name="P1" draw:layer="layout" svg:width="0.777cm" svg:height="0.596cm" svg:x="3.38cm" svg:y="10.03cm">
            <text:p/>
          </draw:rect>
          <draw:rect draw:style-name="gr26" draw:text-style-name="P1" draw:layer="layout" svg:width="0.777cm" svg:height="0.595cm" svg:x="3.38cm" svg:y="10.618cm">
            <text:p/>
          </draw:rect>
          <draw:rect draw:style-name="gr27" draw:text-style-name="P1" draw:layer="layout" svg:width="0.777cm" svg:height="0.599cm" svg:x="3.38cm" svg:y="11.202cm">
            <text:p/>
          </draw:rect>
          <draw:rect draw:style-name="gr24" draw:text-style-name="P1" draw:layer="layout" svg:width="0.777cm" svg:height="0.599cm" svg:x="3.38cm" svg:y="11.788cm">
            <text:p/>
          </draw:rect>
          <draw:rect draw:style-name="gr26" draw:text-style-name="P1" draw:layer="layout" svg:width="0.777cm" svg:height="0.596cm" svg:x="3.38cm" svg:y="12.376cm">
            <text:p/>
          </draw:rect>
          <draw:rect draw:style-name="gr24" draw:text-style-name="P1" draw:layer="layout" svg:width="0.777cm" svg:height="0.597cm" svg:x="3.38cm" svg:y="12.962cm">
            <text:p/>
          </draw:rect>
          <draw:rect draw:style-name="gr28" draw:text-style-name="P1" draw:layer="layout" svg:width="0.777cm" svg:height="0.595cm" svg:x="3.38cm" svg:y="13.55cm">
            <text:p/>
          </draw:rect>
          <draw:rect draw:style-name="gr28" draw:text-style-name="P1" draw:layer="layout" svg:width="0.777cm" svg:height="0.597cm" svg:x="3.38cm" svg:y="14.134cm">
            <text:p/>
          </draw:rect>
          <draw:rect draw:style-name="gr29" draw:text-style-name="P1" draw:layer="layout" svg:width="0.777cm" svg:height="0.598cm" svg:x="3.38cm" svg:y="14.723cm">
            <text:p/>
          </draw:rect>
          <draw:rect draw:style-name="gr29" draw:text-style-name="P1" draw:layer="layout" svg:width="0.777cm" svg:height="0.596cm" svg:x="3.38cm" svg:y="15.309cm">
            <text:p/>
          </draw:rect>
          <draw:rect draw:style-name="gr30" draw:text-style-name="P1" draw:layer="layout" svg:width="0.777cm" svg:height="0.595cm" svg:x="3.38cm" svg:y="15.896cm">
            <text:p/>
          </draw:rect>
          <draw:rect draw:style-name="gr27" draw:text-style-name="P1" draw:layer="layout" svg:width="0.777cm" svg:height="0.595cm" svg:x="3.38cm" svg:y="16.482cm">
            <text:p/>
          </draw:rect>
          <draw:rect draw:style-name="gr30" draw:text-style-name="P1" draw:layer="layout" svg:width="0.777cm" svg:height="0.595cm" svg:x="3.38cm" svg:y="17.068cm">
            <text:p/>
          </draw:rect>
          <draw:rect draw:style-name="gr31" draw:text-style-name="P1" draw:layer="layout" svg:width="0.777cm" svg:height="0.596cm" svg:x="3.38cm" svg:y="17.655cm">
            <text:p/>
          </draw:rect>
          <draw:rect draw:style-name="gr30" draw:text-style-name="P1" draw:layer="layout" svg:width="0.777cm" svg:height="0.594cm" svg:x="3.38cm" svg:y="18.242cm">
            <text:p/>
          </draw:rect>
          <draw:rect draw:style-name="gr24" draw:text-style-name="P1" draw:layer="layout" svg:width="0.776cm" svg:height="0.596cm" svg:x="4.143cm" svg:y="10.619cm">
            <text:p/>
          </draw:rect>
          <draw:rect draw:style-name="gr25" draw:text-style-name="P1" draw:layer="layout" svg:width="0.776cm" svg:height="0.599cm" svg:x="4.143cm" svg:y="11.202cm">
            <text:p/>
          </draw:rect>
          <draw:rect draw:style-name="gr26" draw:text-style-name="P1" draw:layer="layout" svg:width="0.776cm" svg:height="0.598cm" svg:x="4.143cm" svg:y="11.791cm">
            <text:p/>
          </draw:rect>
          <draw:rect draw:style-name="gr27" draw:text-style-name="P1" draw:layer="layout" svg:width="0.776cm" svg:height="0.598cm" svg:x="4.143cm" svg:y="12.377cm">
            <text:p/>
          </draw:rect>
          <draw:rect draw:style-name="gr24" draw:text-style-name="P1" draw:layer="layout" svg:width="0.776cm" svg:height="0.597cm" svg:x="4.143cm" svg:y="12.962cm">
            <text:p/>
          </draw:rect>
          <draw:rect draw:style-name="gr26" draw:text-style-name="P1" draw:layer="layout" svg:width="0.776cm" svg:height="0.596cm" svg:x="4.143cm" svg:y="13.551cm">
            <text:p/>
          </draw:rect>
          <draw:rect draw:style-name="gr24" draw:text-style-name="P1" draw:layer="layout" svg:width="0.776cm" svg:height="0.598cm" svg:x="4.143cm" svg:y="14.137cm">
            <text:p/>
          </draw:rect>
          <draw:rect draw:style-name="gr28" draw:text-style-name="P1" draw:layer="layout" svg:width="0.776cm" svg:height="0.598cm" svg:x="4.143cm" svg:y="14.723cm">
            <text:p/>
          </draw:rect>
          <draw:rect draw:style-name="gr28" draw:text-style-name="P1" draw:layer="layout" svg:width="0.776cm" svg:height="0.594cm" svg:x="4.143cm" svg:y="15.311cm">
            <text:p/>
          </draw:rect>
          <draw:rect draw:style-name="gr30" draw:text-style-name="P1" draw:layer="layout" svg:width="0.776cm" svg:height="0.596cm" svg:x="4.143cm" svg:y="17.069cm">
            <text:p/>
          </draw:rect>
          <draw:rect draw:style-name="gr27" draw:text-style-name="P1" draw:layer="layout" svg:width="0.776cm" svg:height="0.594cm" svg:x="4.143cm" svg:y="17.657cm">
            <text:p/>
          </draw:rect>
          <draw:rect draw:style-name="gr30" draw:text-style-name="P1" draw:layer="layout" svg:width="0.776cm" svg:height="0.594cm" svg:x="4.143cm" svg:y="18.243cm">
            <text:p/>
          </draw:rect>
          <draw:rect draw:style-name="gr31" draw:text-style-name="P1" draw:layer="layout" svg:width="0.776cm" svg:height="0.598cm" svg:x="4.143cm" svg:y="9.434cm">
            <text:p/>
          </draw:rect>
          <draw:rect draw:style-name="gr30" draw:text-style-name="P1" draw:layer="layout" svg:width="0.776cm" svg:height="0.599cm" svg:x="4.143cm" svg:y="10.02cm">
            <text:p/>
          </draw:rect>
          <draw:rect draw:style-name="gr24" draw:text-style-name="P1" draw:layer="layout" svg:width="0.777cm" svg:height="0.595cm" svg:x="4.904cm" svg:y="9.444cm">
            <text:p/>
          </draw:rect>
          <draw:rect draw:style-name="gr25" draw:text-style-name="P1" draw:layer="layout" svg:width="0.777cm" svg:height="0.596cm" svg:x="4.904cm" svg:y="10.03cm">
            <text:p/>
          </draw:rect>
          <draw:rect draw:style-name="gr26" draw:text-style-name="P1" draw:layer="layout" svg:width="0.777cm" svg:height="0.595cm" svg:x="4.904cm" svg:y="10.618cm">
            <text:p/>
          </draw:rect>
          <draw:rect draw:style-name="gr27" draw:text-style-name="P1" draw:layer="layout" svg:width="0.777cm" svg:height="0.599cm" svg:x="4.904cm" svg:y="11.202cm">
            <text:p/>
          </draw:rect>
          <draw:rect draw:style-name="gr24" draw:text-style-name="P1" draw:layer="layout" svg:width="0.777cm" svg:height="0.599cm" svg:x="4.904cm" svg:y="11.788cm">
            <text:p/>
          </draw:rect>
          <draw:rect draw:style-name="gr26" draw:text-style-name="P1" draw:layer="layout" svg:width="0.777cm" svg:height="0.596cm" svg:x="4.904cm" svg:y="12.376cm">
            <text:p/>
          </draw:rect>
          <draw:rect draw:style-name="gr24" draw:text-style-name="P1" draw:layer="layout" svg:width="0.777cm" svg:height="0.597cm" svg:x="4.904cm" svg:y="12.962cm">
            <text:p/>
          </draw:rect>
          <draw:rect draw:style-name="gr28" draw:text-style-name="P1" draw:layer="layout" svg:width="0.777cm" svg:height="0.595cm" svg:x="4.904cm" svg:y="13.55cm">
            <text:p/>
          </draw:rect>
          <draw:rect draw:style-name="gr28" draw:text-style-name="P1" draw:layer="layout" svg:width="0.777cm" svg:height="0.597cm" svg:x="4.904cm" svg:y="14.134cm">
            <text:p/>
          </draw:rect>
          <draw:rect draw:style-name="gr29" draw:text-style-name="P1" draw:layer="layout" svg:width="0.777cm" svg:height="0.598cm" svg:x="4.904cm" svg:y="14.723cm">
            <text:p/>
          </draw:rect>
          <draw:rect draw:style-name="gr29" draw:text-style-name="P1" draw:layer="layout" svg:width="0.777cm" svg:height="0.596cm" svg:x="4.904cm" svg:y="15.309cm">
            <text:p/>
          </draw:rect>
          <draw:rect draw:style-name="gr30" draw:text-style-name="P1" draw:layer="layout" svg:width="0.777cm" svg:height="0.595cm" svg:x="4.904cm" svg:y="15.896cm">
            <text:p/>
          </draw:rect>
          <draw:rect draw:style-name="gr27" draw:text-style-name="P1" draw:layer="layout" svg:width="0.777cm" svg:height="0.595cm" svg:x="4.904cm" svg:y="16.482cm">
            <text:p/>
          </draw:rect>
          <draw:rect draw:style-name="gr30" draw:text-style-name="P1" draw:layer="layout" svg:width="0.777cm" svg:height="0.595cm" svg:x="4.904cm" svg:y="17.068cm">
            <text:p/>
          </draw:rect>
          <draw:rect draw:style-name="gr31" draw:text-style-name="P1" draw:layer="layout" svg:width="0.777cm" svg:height="0.596cm" svg:x="4.904cm" svg:y="17.655cm">
            <text:p/>
          </draw:rect>
          <draw:rect draw:style-name="gr30" draw:text-style-name="P1" draw:layer="layout" svg:width="0.777cm" svg:height="0.594cm" svg:x="4.904cm" svg:y="18.242cm">
            <text:p/>
          </draw:rect>
          <draw:rect draw:style-name="gr24" draw:text-style-name="P4" draw:layer="layout" svg:width="0.777cm" svg:height="0.595cm" svg:x="5.666cm" svg:y="9.444cm">
            <text:p/>
          </draw:rect>
          <draw:rect draw:style-name="gr25" draw:text-style-name="P4" draw:layer="layout" svg:width="0.777cm" svg:height="0.596cm" svg:x="5.666cm" svg:y="10.03cm">
            <text:p/>
          </draw:rect>
          <draw:rect draw:style-name="gr26" draw:text-style-name="P4" draw:layer="layout" svg:width="0.777cm" svg:height="0.595cm" svg:x="5.666cm" svg:y="10.618cm">
            <text:p/>
          </draw:rect>
          <draw:rect draw:style-name="gr27" draw:text-style-name="P4" draw:layer="layout" svg:width="0.777cm" svg:height="0.599cm" svg:x="5.666cm" svg:y="11.202cm">
            <text:p/>
          </draw:rect>
          <draw:rect draw:style-name="gr24" draw:text-style-name="P4" draw:layer="layout" svg:width="0.777cm" svg:height="0.599cm" svg:x="5.666cm" svg:y="11.788cm">
            <text:p/>
          </draw:rect>
          <draw:rect draw:style-name="gr26" draw:text-style-name="P4" draw:layer="layout" svg:width="0.777cm" svg:height="0.596cm" svg:x="5.666cm" svg:y="12.376cm">
            <text:p/>
          </draw:rect>
          <draw:rect draw:style-name="gr24" draw:text-style-name="P4" draw:layer="layout" svg:width="0.777cm" svg:height="0.597cm" svg:x="5.666cm" svg:y="12.962cm">
            <text:p/>
          </draw:rect>
          <draw:rect draw:style-name="gr28" draw:text-style-name="P4" draw:layer="layout" svg:width="0.777cm" svg:height="0.595cm" svg:x="5.666cm" svg:y="13.55cm">
            <text:p/>
          </draw:rect>
          <draw:rect draw:style-name="gr28" draw:text-style-name="P4" draw:layer="layout" svg:width="0.777cm" svg:height="0.597cm" svg:x="5.666cm" svg:y="14.134cm">
            <text:p/>
          </draw:rect>
          <draw:rect draw:style-name="gr29" draw:text-style-name="P4" draw:layer="layout" svg:width="0.777cm" svg:height="0.598cm" svg:x="5.666cm" svg:y="14.723cm">
            <text:p/>
          </draw:rect>
          <draw:rect draw:style-name="gr29" draw:text-style-name="P4" draw:layer="layout" svg:width="0.777cm" svg:height="0.594cm" svg:x="5.666cm" svg:y="17.071cm">
            <text:p/>
          </draw:rect>
          <draw:rect draw:style-name="gr30" draw:text-style-name="P4" draw:layer="layout" svg:width="0.777cm" svg:height="0.595cm" svg:x="5.666cm" svg:y="15.896cm">
            <text:p/>
          </draw:rect>
          <draw:rect draw:style-name="gr27" draw:text-style-name="P4" draw:layer="layout" svg:width="0.777cm" svg:height="0.595cm" svg:x="5.666cm" svg:y="16.482cm">
            <text:p/>
          </draw:rect>
          <draw:rect draw:style-name="gr30" draw:text-style-name="P4" draw:layer="layout" svg:width="0.777cm" svg:height="0.596cm" svg:x="5.666cm" svg:y="15.308cm">
            <text:p/>
          </draw:rect>
          <draw:rect draw:style-name="gr31" draw:text-style-name="P4" draw:layer="layout" svg:width="0.777cm" svg:height="0.596cm" svg:x="5.666cm" svg:y="17.655cm">
            <text:p/>
          </draw:rect>
          <draw:rect draw:style-name="gr30" draw:text-style-name="P4" draw:layer="layout" svg:width="0.777cm" svg:height="0.594cm" svg:x="5.666cm" svg:y="18.242cm">
            <text:p/>
          </draw:rect>
          <draw:rect draw:style-name="gr24" draw:text-style-name="P4" draw:layer="layout" svg:width="0.777cm" svg:height="0.595cm" svg:x="6.427cm" svg:y="9.444cm">
            <text:p/>
          </draw:rect>
          <draw:rect draw:style-name="gr25" draw:text-style-name="P4" draw:layer="layout" svg:width="0.777cm" svg:height="0.596cm" svg:x="6.427cm" svg:y="10.03cm">
            <text:p/>
          </draw:rect>
          <draw:rect draw:style-name="gr26" draw:text-style-name="P4" draw:layer="layout" svg:width="0.777cm" svg:height="0.595cm" svg:x="6.427cm" svg:y="10.618cm">
            <text:p/>
          </draw:rect>
          <draw:rect draw:style-name="gr27" draw:text-style-name="P4" draw:layer="layout" svg:width="0.777cm" svg:height="0.599cm" svg:x="6.427cm" svg:y="11.202cm">
            <text:p/>
          </draw:rect>
          <draw:rect draw:style-name="gr24" draw:text-style-name="P4" draw:layer="layout" svg:width="0.777cm" svg:height="0.599cm" svg:x="6.427cm" svg:y="11.788cm">
            <text:p/>
          </draw:rect>
          <draw:rect draw:style-name="gr26" draw:text-style-name="P4" draw:layer="layout" svg:width="0.777cm" svg:height="0.596cm" svg:x="6.427cm" svg:y="12.376cm">
            <text:p/>
          </draw:rect>
          <draw:rect draw:style-name="gr24" draw:text-style-name="P4" draw:layer="layout" svg:width="0.777cm" svg:height="0.597cm" svg:x="6.427cm" svg:y="12.962cm">
            <text:p/>
          </draw:rect>
          <draw:rect draw:style-name="gr28" draw:text-style-name="P4" draw:layer="layout" svg:width="0.777cm" svg:height="0.595cm" svg:x="6.427cm" svg:y="13.55cm">
            <text:p/>
          </draw:rect>
          <draw:rect draw:style-name="gr28" draw:text-style-name="P4" draw:layer="layout" svg:width="0.777cm" svg:height="0.597cm" svg:x="6.427cm" svg:y="14.134cm">
            <text:p/>
          </draw:rect>
          <draw:rect draw:style-name="gr29" draw:text-style-name="P4" draw:layer="layout" svg:width="0.777cm" svg:height="0.598cm" svg:x="6.427cm" svg:y="14.723cm">
            <text:p/>
          </draw:rect>
          <draw:rect draw:style-name="gr29" draw:text-style-name="P4" draw:layer="layout" svg:width="0.777cm" svg:height="0.596cm" svg:x="6.427cm" svg:y="15.309cm">
            <text:p/>
          </draw:rect>
          <draw:rect draw:style-name="gr30" draw:text-style-name="P4" draw:layer="layout" svg:width="0.777cm" svg:height="0.595cm" svg:x="6.427cm" svg:y="15.896cm">
            <text:p/>
          </draw:rect>
          <draw:rect draw:style-name="gr27" draw:text-style-name="P4" draw:layer="layout" svg:width="0.777cm" svg:height="0.595cm" svg:x="6.427cm" svg:y="16.482cm">
            <text:p/>
          </draw:rect>
          <draw:rect draw:style-name="gr30" draw:text-style-name="P4" draw:layer="layout" svg:width="0.777cm" svg:height="0.595cm" svg:x="6.427cm" svg:y="17.068cm">
            <text:p/>
          </draw:rect>
          <draw:rect draw:style-name="gr31" draw:text-style-name="P4" draw:layer="layout" svg:width="0.777cm" svg:height="0.596cm" svg:x="6.427cm" svg:y="17.655cm">
            <text:p/>
          </draw:rect>
          <draw:rect draw:style-name="gr30" draw:text-style-name="P4" draw:layer="layout" svg:width="0.777cm" svg:height="0.594cm" svg:x="6.427cm" svg:y="18.242cm">
            <text:p/>
          </draw:rect>
          <draw:rect draw:style-name="gr24" draw:text-style-name="P4" draw:layer="layout" svg:width="0.778cm" svg:height="0.596cm" svg:x="7.189cm" svg:y="15.902cm">
            <text:p/>
          </draw:rect>
          <draw:rect draw:style-name="gr25" draw:text-style-name="P4" draw:layer="layout" svg:width="0.778cm" svg:height="0.595cm" svg:x="7.189cm" svg:y="16.49cm">
            <text:p/>
          </draw:rect>
          <draw:rect draw:style-name="gr26" draw:text-style-name="P4" draw:layer="layout" svg:width="0.778cm" svg:height="0.595cm" svg:x="7.189cm" svg:y="17.076cm">
            <text:p/>
          </draw:rect>
          <draw:rect draw:style-name="gr27" draw:text-style-name="P4" draw:layer="layout" svg:width="0.778cm" svg:height="0.597cm" svg:x="7.189cm" svg:y="17.66cm">
            <text:p/>
          </draw:rect>
          <draw:rect draw:style-name="gr24" draw:text-style-name="P4" draw:layer="layout" svg:width="0.778cm" svg:height="0.596cm" svg:x="7.189cm" svg:y="18.248cm">
            <text:p/>
          </draw:rect>
          <draw:rect draw:style-name="gr26" draw:text-style-name="P4" draw:layer="layout" svg:width="0.778cm" svg:height="0.595cm" svg:x="7.189cm" svg:y="9.441cm">
            <text:p/>
          </draw:rect>
          <draw:rect draw:style-name="gr24" draw:text-style-name="P4" draw:layer="layout" svg:width="0.778cm" svg:height="0.595cm" svg:x="7.189cm" svg:y="10.027cm">
            <text:p/>
          </draw:rect>
          <draw:rect draw:style-name="gr28" draw:text-style-name="P4" draw:layer="layout" svg:width="0.778cm" svg:height="0.596cm" svg:x="7.189cm" svg:y="10.614cm">
            <text:p/>
          </draw:rect>
          <draw:rect draw:style-name="gr28" draw:text-style-name="P4" draw:layer="layout" svg:width="0.778cm" svg:height="0.594cm" svg:x="7.189cm" svg:y="11.201cm">
            <text:p/>
          </draw:rect>
          <draw:rect draw:style-name="gr29" draw:text-style-name="P4" draw:layer="layout" svg:width="0.778cm" svg:height="0.597cm" svg:x="7.189cm" svg:y="11.787cm">
            <text:p/>
          </draw:rect>
          <draw:rect draw:style-name="gr29" draw:text-style-name="P4" draw:layer="layout" svg:width="0.778cm" svg:height="0.594cm" svg:x="7.189cm" svg:y="12.374cm">
            <text:p/>
          </draw:rect>
          <draw:rect draw:style-name="gr30" draw:text-style-name="P4" draw:layer="layout" svg:width="0.778cm" svg:height="0.596cm" svg:x="7.189cm" svg:y="12.96cm">
            <text:p/>
          </draw:rect>
          <draw:rect draw:style-name="gr27" draw:text-style-name="P4" draw:layer="layout" svg:width="0.778cm" svg:height="0.598cm" svg:x="7.189cm" svg:y="13.546cm">
            <text:p/>
          </draw:rect>
          <draw:rect draw:style-name="gr30" draw:text-style-name="P4" draw:layer="layout" svg:width="0.778cm" svg:height="0.595cm" svg:x="7.189cm" svg:y="14.133cm">
            <text:p/>
          </draw:rect>
          <draw:rect draw:style-name="gr31" draw:text-style-name="P4" draw:layer="layout" svg:width="0.778cm" svg:height="0.597cm" svg:x="7.189cm" svg:y="14.72cm">
            <text:p/>
          </draw:rect>
          <draw:rect draw:style-name="gr30" draw:text-style-name="P4" draw:layer="layout" svg:width="0.778cm" svg:height="0.597cm" svg:x="7.189cm" svg:y="15.305cm">
            <text:p/>
          </draw:rect>
          <draw:rect draw:style-name="gr24" draw:text-style-name="P4" draw:layer="layout" svg:width="0.778cm" svg:height="0.596cm" svg:x="7.95cm" svg:y="15.902cm">
            <text:p/>
          </draw:rect>
          <draw:rect draw:style-name="gr25" draw:text-style-name="P4" draw:layer="layout" svg:width="0.778cm" svg:height="0.595cm" svg:x="7.95cm" svg:y="16.49cm">
            <text:p/>
          </draw:rect>
          <draw:rect draw:style-name="gr26" draw:text-style-name="P4" draw:layer="layout" svg:width="0.778cm" svg:height="0.595cm" svg:x="7.95cm" svg:y="17.076cm">
            <text:p/>
          </draw:rect>
          <draw:rect draw:style-name="gr27" draw:text-style-name="P4" draw:layer="layout" svg:width="0.778cm" svg:height="0.597cm" svg:x="7.95cm" svg:y="17.66cm">
            <text:p/>
          </draw:rect>
          <draw:rect draw:style-name="gr24" draw:text-style-name="P4" draw:layer="layout" svg:width="0.778cm" svg:height="0.596cm" svg:x="7.95cm" svg:y="18.248cm">
            <text:p/>
          </draw:rect>
          <draw:rect draw:style-name="gr26" draw:text-style-name="P4" draw:layer="layout" svg:width="0.778cm" svg:height="0.595cm" svg:x="7.95cm" svg:y="9.441cm">
            <text:p/>
          </draw:rect>
          <draw:rect draw:style-name="gr24" draw:text-style-name="P4" draw:layer="layout" svg:width="0.778cm" svg:height="0.595cm" svg:x="7.95cm" svg:y="10.027cm">
            <text:p/>
          </draw:rect>
          <draw:rect draw:style-name="gr28" draw:text-style-name="P4" draw:layer="layout" svg:width="0.778cm" svg:height="0.596cm" svg:x="7.95cm" svg:y="10.614cm">
            <text:p/>
          </draw:rect>
          <draw:rect draw:style-name="gr29" draw:text-style-name="P4" draw:layer="layout" svg:width="0.778cm" svg:height="0.594cm" svg:x="7.95cm" svg:y="12.374cm">
            <text:p/>
          </draw:rect>
          <draw:rect draw:style-name="gr30" draw:text-style-name="P4" draw:layer="layout" svg:width="0.778cm" svg:height="0.596cm" svg:x="7.95cm" svg:y="12.96cm">
            <text:p/>
          </draw:rect>
          <draw:rect draw:style-name="gr27" draw:text-style-name="P4" draw:layer="layout" svg:width="0.778cm" svg:height="0.598cm" svg:x="7.95cm" svg:y="13.546cm">
            <text:p/>
          </draw:rect>
          <draw:rect draw:style-name="gr30" draw:text-style-name="P4" draw:layer="layout" svg:width="0.778cm" svg:height="0.595cm" svg:x="7.95cm" svg:y="14.133cm">
            <text:p/>
          </draw:rect>
          <draw:rect draw:style-name="gr31" draw:text-style-name="P4" draw:layer="layout" svg:width="0.778cm" svg:height="0.597cm" svg:x="7.95cm" svg:y="14.72cm">
            <text:p/>
          </draw:rect>
          <draw:rect draw:style-name="gr30" draw:text-style-name="P4" draw:layer="layout" svg:width="0.778cm" svg:height="0.597cm" svg:x="7.95cm" svg:y="15.305cm">
            <text:p/>
          </draw:rect>
          <draw:rect draw:style-name="gr24" draw:text-style-name="P4" draw:layer="layout" svg:width="0.778cm" svg:height="0.594cm" svg:x="8.712cm" svg:y="15.904cm">
            <text:p/>
          </draw:rect>
          <draw:rect draw:style-name="gr25" draw:text-style-name="P4" draw:layer="layout" svg:width="0.778cm" svg:height="0.595cm" svg:x="8.712cm" svg:y="16.49cm">
            <text:p/>
          </draw:rect>
          <draw:rect draw:style-name="gr26" draw:text-style-name="P4" draw:layer="layout" svg:width="0.778cm" svg:height="0.594cm" svg:x="8.712cm" svg:y="17.077cm">
            <text:p/>
          </draw:rect>
          <draw:rect draw:style-name="gr27" draw:text-style-name="P4" draw:layer="layout" svg:width="0.778cm" svg:height="0.599cm" svg:x="8.712cm" svg:y="17.662cm">
            <text:p/>
          </draw:rect>
          <draw:rect draw:style-name="gr24" draw:text-style-name="P4" draw:layer="layout" svg:width="0.778cm" svg:height="0.596cm" svg:x="8.712cm" svg:y="18.248cm">
            <text:p/>
          </draw:rect>
          <draw:rect draw:style-name="gr26" draw:text-style-name="P4" draw:layer="layout" svg:width="0.778cm" svg:height="0.594cm" svg:x="8.712cm" svg:y="9.442cm">
            <text:p/>
          </draw:rect>
          <draw:rect draw:style-name="gr24" draw:text-style-name="P4" draw:layer="layout" svg:width="0.778cm" svg:height="0.597cm" svg:x="8.712cm" svg:y="10.027cm">
            <text:p/>
          </draw:rect>
          <draw:rect draw:style-name="gr29" draw:text-style-name="P4" draw:layer="layout" svg:width="0.778cm" svg:height="0.597cm" svg:x="8.712cm" svg:y="11.787cm">
            <text:p/>
          </draw:rect>
          <draw:rect draw:style-name="gr29" draw:text-style-name="P4" draw:layer="layout" svg:width="0.778cm" svg:height="0.596cm" svg:x="8.712cm" svg:y="12.374cm">
            <text:p/>
          </draw:rect>
          <draw:rect draw:style-name="gr30" draw:text-style-name="P4" draw:layer="layout" svg:width="0.778cm" svg:height="0.598cm" svg:x="8.712cm" svg:y="12.96cm">
            <text:p/>
          </draw:rect>
          <draw:rect draw:style-name="gr27" draw:text-style-name="P4" draw:layer="layout" svg:width="0.778cm" svg:height="0.598cm" svg:x="8.712cm" svg:y="13.546cm">
            <text:p/>
          </draw:rect>
          <draw:rect draw:style-name="gr25" draw:text-style-name="P4" draw:layer="layout" svg:width="0.778cm" svg:height="0.596cm" svg:x="8.712cm" svg:y="14.134cm">
            <text:p/>
          </draw:rect>
          <draw:rect draw:style-name="gr31" draw:text-style-name="P4" draw:layer="layout" svg:width="0.778cm" svg:height="0.597cm" svg:x="8.712cm" svg:y="14.72cm">
            <text:p/>
          </draw:rect>
          <draw:rect draw:style-name="gr30" draw:text-style-name="P4" draw:layer="layout" svg:width="0.778cm" svg:height="0.598cm" svg:x="8.712cm" svg:y="15.306cm">
            <text:p/>
          </draw:rect>
          <draw:rect draw:style-name="gr27" draw:text-style-name="P4" draw:layer="layout" svg:width="0.778cm" svg:height="0.596cm" svg:x="7.95cm" svg:y="11.199cm">
            <text:p/>
          </draw:rect>
          <draw:rect draw:style-name="gr30" draw:text-style-name="P4" draw:layer="layout" svg:width="0.778cm" svg:height="0.594cm" svg:x="7.95cm" svg:y="11.787cm">
            <text:p/>
          </draw:rect>
          <draw:rect draw:style-name="gr27" draw:text-style-name="P1" draw:layer="layout" svg:width="0.776cm" svg:height="0.597cm" svg:x="4.143cm" svg:y="15.894cm">
            <text:p/>
          </draw:rect>
          <draw:rect draw:style-name="gr30" draw:text-style-name="P1" draw:layer="layout" svg:width="0.776cm" svg:height="0.595cm" svg:x="4.143cm" svg:y="16.482cm">
            <text:p/>
          </draw:rect>
          <draw:rect draw:style-name="gr27" draw:text-style-name="P1" draw:layer="layout" svg:width="0.778cm" svg:height="0.596cm" svg:x="8.712cm" svg:y="10.611cm">
            <text:p/>
          </draw:rect>
          <draw:rect draw:style-name="gr30" draw:text-style-name="P1" draw:layer="layout" svg:width="0.778cm" svg:height="0.596cm" svg:x="8.712cm" svg:y="11.197cm">
            <text:p/>
          </draw:rect>
          <draw:rect draw:style-name="gr24" draw:text-style-name="P4" draw:layer="layout" svg:width="0.775cm" svg:height="0.594cm" svg:x="9.476cm" svg:y="15.904cm">
            <text:p/>
          </draw:rect>
          <draw:rect draw:style-name="gr25" draw:text-style-name="P4" draw:layer="layout" svg:width="0.775cm" svg:height="0.595cm" svg:x="9.476cm" svg:y="16.49cm">
            <text:p/>
          </draw:rect>
          <draw:rect draw:style-name="gr26" draw:text-style-name="P4" draw:layer="layout" svg:width="0.775cm" svg:height="0.594cm" svg:x="9.476cm" svg:y="17.077cm">
            <text:p/>
          </draw:rect>
          <draw:rect draw:style-name="gr27" draw:text-style-name="P4" draw:layer="layout" svg:width="0.775cm" svg:height="0.599cm" svg:x="9.476cm" svg:y="17.662cm">
            <text:p/>
          </draw:rect>
          <draw:rect draw:style-name="gr24" draw:text-style-name="P4" draw:layer="layout" svg:width="0.775cm" svg:height="0.596cm" svg:x="9.476cm" svg:y="18.248cm">
            <text:p/>
          </draw:rect>
          <draw:rect draw:style-name="gr26" draw:text-style-name="P4" draw:layer="layout" svg:width="0.775cm" svg:height="0.594cm" svg:x="9.476cm" svg:y="9.442cm">
            <text:p/>
          </draw:rect>
          <draw:rect draw:style-name="gr24" draw:text-style-name="P4" draw:layer="layout" svg:width="0.775cm" svg:height="0.597cm" svg:x="9.476cm" svg:y="10.027cm">
            <text:p/>
          </draw:rect>
          <draw:rect draw:style-name="gr28" draw:text-style-name="P4" draw:layer="layout" svg:width="0.775cm" svg:height="0.598cm" svg:x="9.476cm" svg:y="10.614cm">
            <text:p/>
          </draw:rect>
          <draw:rect draw:style-name="gr28" draw:text-style-name="P4" draw:layer="layout" svg:width="0.775cm" svg:height="0.595cm" svg:x="9.476cm" svg:y="11.201cm">
            <text:p/>
          </draw:rect>
          <draw:rect draw:style-name="gr29" draw:text-style-name="P4" draw:layer="layout" svg:width="0.775cm" svg:height="0.597cm" svg:x="9.476cm" svg:y="11.787cm">
            <text:p/>
          </draw:rect>
          <draw:rect draw:style-name="gr29" draw:text-style-name="P4" draw:layer="layout" svg:width="0.775cm" svg:height="0.596cm" svg:x="9.476cm" svg:y="12.374cm">
            <text:p/>
          </draw:rect>
          <draw:rect draw:style-name="gr30" draw:text-style-name="P4" draw:layer="layout" svg:width="0.775cm" svg:height="0.598cm" svg:x="9.476cm" svg:y="12.96cm">
            <text:p/>
          </draw:rect>
          <draw:rect draw:style-name="gr27" draw:text-style-name="P4" draw:layer="layout" svg:width="0.775cm" svg:height="0.598cm" svg:x="9.476cm" svg:y="13.546cm">
            <text:p/>
          </draw:rect>
          <draw:rect draw:style-name="gr25" draw:text-style-name="P4" draw:layer="layout" svg:width="0.775cm" svg:height="0.596cm" svg:x="9.476cm" svg:y="14.134cm">
            <text:p/>
          </draw:rect>
          <draw:rect draw:style-name="gr31" draw:text-style-name="P4" draw:layer="layout" svg:width="0.775cm" svg:height="0.597cm" svg:x="9.476cm" svg:y="14.72cm">
            <text:p/>
          </draw:rect>
          <draw:rect draw:style-name="gr30" draw:text-style-name="P4" draw:layer="layout" svg:width="0.775cm" svg:height="0.598cm" svg:x="9.476cm" svg:y="15.306cm">
            <text:p/>
          </draw:rect>
          <draw:rect draw:style-name="gr24" draw:text-style-name="P4" draw:layer="layout" svg:width="0.777cm" svg:height="0.594cm" svg:x="10.237cm" svg:y="15.905cm">
            <text:p/>
          </draw:rect>
          <draw:rect draw:style-name="gr25" draw:text-style-name="P4" draw:layer="layout" svg:width="0.777cm" svg:height="0.594cm" svg:x="10.237cm" svg:y="16.491cm">
            <text:p/>
          </draw:rect>
          <draw:rect draw:style-name="gr26" draw:text-style-name="P4" draw:layer="layout" svg:width="0.777cm" svg:height="0.594cm" svg:x="10.237cm" svg:y="17.077cm">
            <text:p/>
          </draw:rect>
          <draw:rect draw:style-name="gr27" draw:text-style-name="P4" draw:layer="layout" svg:width="0.777cm" svg:height="0.598cm" svg:x="10.237cm" svg:y="17.663cm">
            <text:p/>
          </draw:rect>
          <draw:rect draw:style-name="gr24" draw:text-style-name="P4" draw:layer="layout" svg:width="0.777cm" svg:height="0.597cm" svg:x="10.237cm" svg:y="18.248cm">
            <text:p/>
          </draw:rect>
          <draw:rect draw:style-name="gr26" draw:text-style-name="P4" draw:layer="layout" svg:width="0.777cm" svg:height="0.595cm" svg:x="10.237cm" svg:y="9.444cm">
            <text:p/>
          </draw:rect>
          <draw:rect draw:style-name="gr24" draw:text-style-name="P4" draw:layer="layout" svg:width="0.777cm" svg:height="0.598cm" svg:x="10.237cm" svg:y="10.028cm">
            <text:p/>
          </draw:rect>
          <draw:rect draw:style-name="gr28" draw:text-style-name="P4" draw:layer="layout" svg:width="0.777cm" svg:height="0.596cm" svg:x="10.237cm" svg:y="10.616cm">
            <text:p/>
          </draw:rect>
          <draw:rect draw:style-name="gr38" draw:text-style-name="P4" draw:layer="layout" svg:width="0.777cm" svg:height="0.596cm" svg:x="10.237cm" svg:y="11.202cm">
            <text:p/>
          </draw:rect>
          <draw:rect draw:style-name="gr38" draw:text-style-name="P4" draw:layer="layout" svg:width="0.777cm" svg:height="0.598cm" svg:x="10.237cm" svg:y="11.787cm">
            <text:p/>
          </draw:rect>
          <draw:rect draw:style-name="gr29" draw:text-style-name="P4" draw:layer="layout" svg:width="0.777cm" svg:height="0.598cm" svg:x="10.237cm" svg:y="12.374cm">
            <text:p/>
          </draw:rect>
          <draw:rect draw:style-name="gr30" draw:text-style-name="P4" draw:layer="layout" svg:width="0.777cm" svg:height="0.598cm" svg:x="10.237cm" svg:y="12.96cm">
            <text:p/>
          </draw:rect>
          <draw:rect draw:style-name="gr27" draw:text-style-name="P4" draw:layer="layout" svg:width="0.777cm" svg:height="0.598cm" svg:x="10.237cm" svg:y="13.546cm">
            <text:p/>
          </draw:rect>
          <draw:rect draw:style-name="gr30" draw:text-style-name="P4" draw:layer="layout" svg:width="0.777cm" svg:height="0.596cm" svg:x="10.237cm" svg:y="14.134cm">
            <text:p/>
          </draw:rect>
          <draw:rect draw:style-name="gr25" draw:text-style-name="P4" draw:layer="layout" svg:width="0.777cm" svg:height="0.599cm" svg:x="10.237cm" svg:y="14.72cm">
            <text:p/>
          </draw:rect>
          <draw:rect draw:style-name="gr30" draw:text-style-name="P4" draw:layer="layout" svg:width="0.777cm" svg:height="0.597cm" svg:x="10.237cm" svg:y="15.308cm">
            <text:p/>
          </draw:rect>
          <draw:rect draw:style-name="gr24" draw:text-style-name="P5" draw:layer="layout" svg:width="0.776cm" svg:height="0.594cm" svg:x="10.999cm" svg:y="15.905cm">
            <text:p/>
          </draw:rect>
          <draw:rect draw:style-name="gr25" draw:text-style-name="P5" draw:layer="layout" svg:width="0.776cm" svg:height="0.594cm" svg:x="10.999cm" svg:y="16.491cm">
            <text:p/>
          </draw:rect>
          <draw:rect draw:style-name="gr26" draw:text-style-name="P5" draw:layer="layout" svg:width="0.776cm" svg:height="0.594cm" svg:x="10.999cm" svg:y="17.077cm">
            <text:p/>
          </draw:rect>
          <draw:rect draw:style-name="gr27" draw:text-style-name="P5" draw:layer="layout" svg:width="0.776cm" svg:height="0.598cm" svg:x="10.999cm" svg:y="17.663cm">
            <text:p/>
          </draw:rect>
          <draw:rect draw:style-name="gr24" draw:text-style-name="P5" draw:layer="layout" svg:width="0.776cm" svg:height="0.597cm" svg:x="10.999cm" svg:y="18.248cm">
            <text:p/>
          </draw:rect>
          <draw:rect draw:style-name="gr26" draw:text-style-name="P5" draw:layer="layout" svg:width="0.776cm" svg:height="0.595cm" svg:x="10.999cm" svg:y="9.444cm">
            <text:p/>
          </draw:rect>
          <draw:rect draw:style-name="gr24" draw:text-style-name="P5" draw:layer="layout" svg:width="0.776cm" svg:height="0.598cm" svg:x="10.999cm" svg:y="10.028cm">
            <text:p/>
          </draw:rect>
          <draw:rect draw:style-name="gr38" draw:text-style-name="P5" draw:layer="layout" svg:width="0.776cm" svg:height="0.596cm" svg:x="10.999cm" svg:y="10.616cm">
            <text:p/>
          </draw:rect>
          <draw:rect draw:style-name="gr28" draw:text-style-name="P5" draw:layer="layout" svg:width="0.776cm" svg:height="0.596cm" svg:x="10.999cm" svg:y="11.202cm">
            <text:p/>
          </draw:rect>
          <draw:rect draw:style-name="gr29" draw:text-style-name="P5" draw:layer="layout" svg:width="0.776cm" svg:height="0.598cm" svg:x="10.999cm" svg:y="11.787cm">
            <text:p/>
          </draw:rect>
          <draw:rect draw:style-name="gr38" draw:text-style-name="P5" draw:layer="layout" svg:width="0.776cm" svg:height="0.598cm" svg:x="10.999cm" svg:y="12.374cm">
            <text:p/>
          </draw:rect>
          <draw:rect draw:style-name="gr30" draw:text-style-name="P5" draw:layer="layout" svg:width="0.776cm" svg:height="0.598cm" svg:x="10.999cm" svg:y="12.96cm">
            <text:p/>
          </draw:rect>
          <draw:rect draw:style-name="gr27" draw:text-style-name="P5" draw:layer="layout" svg:width="0.776cm" svg:height="0.598cm" svg:x="10.999cm" svg:y="13.546cm">
            <text:p/>
          </draw:rect>
          <draw:rect draw:style-name="gr30" draw:text-style-name="P5" draw:layer="layout" svg:width="0.776cm" svg:height="0.596cm" svg:x="10.999cm" svg:y="14.134cm">
            <text:p/>
          </draw:rect>
          <draw:rect draw:style-name="gr31" draw:text-style-name="P5" draw:layer="layout" svg:width="0.776cm" svg:height="0.599cm" svg:x="10.999cm" svg:y="14.72cm">
            <text:p/>
          </draw:rect>
          <draw:rect draw:style-name="gr30" draw:text-style-name="P5" draw:layer="layout" svg:width="0.776cm" svg:height="0.597cm" svg:x="10.999cm" svg:y="15.308cm">
            <text:p/>
          </draw:rect>
        </draw:g>
        <draw:rect draw:style-name="gr24" draw:text-style-name="P1" draw:layer="layout" svg:width="0.778cm" svg:height="0.602cm" svg:x="15.519cm" svg:y="12.218cm">
          <text:p/>
        </draw:rect>
        <draw:rect draw:style-name="gr25" draw:text-style-name="P1" draw:layer="layout" svg:width="0.778cm" svg:height="0.602cm" svg:x="15.519cm" svg:y="12.81cm">
          <text:p/>
        </draw:rect>
        <draw:rect draw:style-name="gr26" draw:text-style-name="P1" draw:layer="layout" svg:width="0.778cm" svg:height="0.602cm" svg:x="15.519cm" svg:y="13.404cm">
          <text:p/>
        </draw:rect>
        <draw:rect draw:style-name="gr27" draw:text-style-name="P1" draw:layer="layout" svg:width="0.778cm" svg:height="0.604cm" svg:x="15.519cm" svg:y="13.997cm">
          <text:p/>
        </draw:rect>
        <draw:rect draw:style-name="gr24" draw:text-style-name="P1" draw:layer="layout" svg:width="0.778cm" svg:height="0.604cm" svg:x="15.519cm" svg:y="14.589cm">
          <text:p/>
        </draw:rect>
        <draw:rect draw:style-name="gr26" draw:text-style-name="P1" draw:layer="layout" svg:width="0.778cm" svg:height="0.602cm" svg:x="15.519cm" svg:y="15.183cm">
          <text:p/>
        </draw:rect>
        <draw:rect draw:style-name="gr24" draw:text-style-name="P1" draw:layer="layout" svg:width="0.778cm" svg:height="0.602cm" svg:x="15.519cm" svg:y="15.776cm">
          <text:p/>
        </draw:rect>
        <draw:rect draw:style-name="gr28" draw:text-style-name="P1" draw:layer="layout" svg:width="0.778cm" svg:height="0.602cm" svg:x="15.519cm" svg:y="16.37cm">
          <text:p/>
        </draw:rect>
        <draw:rect draw:style-name="gr28" draw:text-style-name="P1" draw:layer="layout" svg:width="0.778cm" svg:height="0.602cm" svg:x="15.519cm" svg:y="16.964cm">
          <text:p/>
        </draw:rect>
        <draw:rect draw:style-name="gr31" draw:text-style-name="P1" draw:layer="layout" svg:width="0.778cm" svg:height="0.604cm" svg:x="15.519cm" svg:y="17.555cm">
          <text:p/>
        </draw:rect>
        <draw:rect draw:style-name="gr30" draw:text-style-name="P1" draw:layer="layout" svg:width="0.778cm" svg:height="0.602cm" svg:x="15.519cm" svg:y="18.145cm">
          <text:p/>
        </draw:rect>
        <draw:rect draw:style-name="gr29" draw:text-style-name="P1" draw:layer="layout" svg:width="0.778cm" svg:height="0.602cm" svg:x="15.519cm" svg:y="9.244cm">
          <text:p/>
        </draw:rect>
        <draw:rect draw:style-name="gr29" draw:text-style-name="P1" draw:layer="layout" svg:width="0.778cm" svg:height="0.602cm" svg:x="15.519cm" svg:y="9.837cm">
          <text:p/>
        </draw:rect>
        <draw:rect draw:style-name="gr30" draw:text-style-name="P1" draw:layer="layout" svg:width="0.778cm" svg:height="0.604cm" svg:x="15.519cm" svg:y="10.431cm">
          <text:p/>
        </draw:rect>
        <draw:rect draw:style-name="gr27" draw:text-style-name="P1" draw:layer="layout" svg:width="0.778cm" svg:height="0.602cm" svg:x="15.519cm" svg:y="11.022cm">
          <text:p/>
        </draw:rect>
        <draw:rect draw:style-name="gr30" draw:text-style-name="P1" draw:layer="layout" svg:width="0.778cm" svg:height="0.601cm" svg:x="15.519cm" svg:y="11.61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31cm" fo:margin-bottom="6.452cm" fo:margin-left="0.039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3:11:55.996419699</meta:creation-date>
    <dc:date>2017-04-18T13:15:52.002267828</dc:date>
    <meta:editing-duration>PT1M50S</meta:editing-duration>
    <meta:editing-cycles>2</meta:editing-cycles>
    <meta:generator>LibreOffice/4.2.8.2$Linux_X86_64 LibreOffice_project/420m0$Build-2</meta:generator>
    <meta:document-statistic meta:object-count="272"/>
  </office:meta>
</office:document-meta>
</file>